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cessamento, Logs e Rede</text:p>
      <text:p text:style-name="Standard">_Limitando memória e CPU_</text:p>
      <text:p text:style-name="Standard"/>
      <text:p text:style-name="Standard">docker stats php-A</text:p>
      <text:p text:style-name="Standard">Comando para mostrar algumas informações de consumo do conteiner que está roand, como consumo de CPU, memória</text:p>
      <text:p text:style-name="Standard"/>
      <text:p text:style-name="Standard">docker update php-A -m 128M --cpus 0.2</text:p>
      <text:p text:style-name="Standard">Comando para atualizar e limitar o consumo de memória em 128MB e limita o processamento no núcleo de processamento em 2%</text:p>
      <text:p text:style-name="Standard"/>
      <text:p text:style-name="Standard">docker run --name ubuntu-C -dti -m 128M --cpus 0.2 ubuntu</text:p>
      <text:p text:style-name="Standard">Comando para criar e iniciar novo conteiner do ubuntu limitando uso de memória e cpu</text:p>
      <text:p text:style-name="Standard"/>
      <text:p text:style-name="Standard">apt -y install stress</text:p>
      <text:p text:style-name="Standard">COmando para instlar um aplicativo para "estressar" o uso da máquina e sistema operacional</text:p>
      <text:p text:style-name="Standard"/>
      <text:p text:style-name="Standard">stress --cpu 1 --vm-bytes 50m --vm 1 --vm-bytes 50m</text:p>
      <text:p text:style-name="Standard">Executa comando ..., especificando a quantidade de cpus que serão utilizadas (cpu), no caso uma, o volume de dados que irá enviar (vm-bytes), no caso 50 megabytes, o volume (vm) que será enviado para memórioa, no caso um e um pacote de 50 megabytes (vm-bytes)</text:p>
      <text:p text:style-name="Standard"/>
      <text:p text:style-name="Standard"/>
      <text:p text:style-name="Standard">********************</text:p>
      <text:p text:style-name="Standard"/>
      <text:p text:style-name="Standard">_Informações, logs e processos_</text:p>
      <text:p text:style-name="Standard"/>
      <text:p text:style-name="Standard">docker info</text:p>
      <text:p text:style-name="Standard">Comando que mostrará informações do servidor</text:p>
      <text:p text:style-name="Standard"/>
      <text:p text:style-name="Standard"/>
      <text:p text:style-name="Standard">docker logs apache-A</text:p>
      <text:p text:style-name="Standard">COmando que listara os logs em execução do apache</text:p>
      <text:p text:style-name="Standard"/>
      <text:p text:style-name="Standard">docker top ubuntu-C</text:p>
      <text:p text:style-name="Standard">Comando para mostrar quais processos estão rodando nesse conteiner</text:p>
      <text:p text:style-name="Standard"/>
      <text:p text:style-name="Standard">************************</text:p>
      <text:p text:style-name="Standard"/>
      <text:p text:style-name="Standard">_Redes_</text:p>
      <text:p text:style-name="Standard"/>
      <text:p text:style-name="Standard">ip a</text:p>
      <text:p text:style-name="Standard">Comando que permitirá ver IPs de serviço, e permitirá ver que o docker e o serviço de virtualização possuirá um IP específico.</text:p>
      <text:p text:style-name="Standard"/>
      <text:p text:style-name="Standard">docker network ls</text:p>
      <text:p text:style-name="Standard">Comando que listará todas as redes disponíveis.</text:p>
      <text:p text:style-name="Standard">Host é a rede padrão.</text:p>
      <text:p text:style-name="Standard">Bridge: todo conteiner criado é adicionado a essa rede, que tem acesso e consegue se comunicar com a host.</text:p>
      <text:p text:style-name="Standard"/>
      <text:p text:style-name="Standard">docker network inspect bridge</text:p>
      <text:p text:style-name="Standard"><text:soft-page-break/>Comando que mostrará quais os conteiners que estão adicionados a essa rede bridge</text:p>
      <text:p text:style-name="Standard"/>
      <text:p text:style-name="Standard">apt-get update</text:p>
      <text:p text:style-name="Standard">apt-get install -y iputils-ping</text:p>
      <text:p text:style-name="Standard">Instala o ping, para possibilitar consultar ou pingar IPs</text:p>
      <text:p text:style-name="Standard"/>
      <text:p text:style-name="Standard">docker network create minha-rede</text:p>
      <text:p text:style-name="Standard">Comando para a criação de uma rede</text:p>
      <text:p text:style-name="Standard"/>
      <text:p text:style-name="Standard">docker run -dti --name ubuntu-B --network minha-rede ubuntu</text:p>
      <text:p text:style-name="Standard">docker run -dti --name ubuntu-C --network minha-rede ubuntu</text:p>
      <text:p text:style-name="Standard">Comando para criar e iniciar novo conteiner ubuntu, especificando que pertence a rede "minha-rede"</text:p>
      <text:p text:style-name="Standard"/>
      <text:p text:style-name="Standard">docker network inspect minha-rede</text:p>
      <text:p text:style-name="Standard">Comando para verificar informações e IPs da rede minha-rede</text:p>
      <text:p text:style-name="Standard"/>
      <text:p text:style-name="Standard">Se executado o ping para IPs de redes diferentes, não haverá comunicação.</text:p>
      <text:p text:style-name="Standard"/>
      <text:p text:style-name="Standard">docker network rm minha-rede</text:p>
      <text:p text:style-name="Standard">Comando para excluir a rede criad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4T23:33:46.645000000</dc:date>
    <meta:editing-duration>PT5M18S</meta:editing-duration>
    <meta:editing-cycles>1</meta:editing-cycles>
    <meta:document-statistic meta:table-count="0" meta:image-count="0" meta:object-count="0" meta:page-count="2" meta:paragraph-count="43" meta:word-count="369" meta:character-count="2231" meta:non-whitespace-character-count="1916"/>
    <meta:generator>LibreOffice/7.3.0.3$Windows_X86_64 LibreOffice_project/0f246aa12d0eee4a0f7adcefbf7c878fc2238db3</meta:generator>
  </office:meta>
</office:document-meta>
</file>